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Switch.getC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witch.OSwitch( OProcess owner , OActivit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witch.addCase( OCase ac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Case.OCase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